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4in" svg:height="3.5457in" svg:x="5.8823in" svg:y="0.3949in">
            <draw:object draw:notify-on-update-of-ranges="Sheet1.B4:Sheet1.B7 Sheet1.C2:Sheet1.C2 Sheet1.C4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rid size</text:p>
          </table:table-cell>
          <table:table-cell office:value-type="string" calcext:value-type="string">
            <text:p>average time</text:p>
          </table:table-cell>
          <table:table-cell table:number-columns-repeated="3" office:value-type="string" calcext:value-type="string">
            <text:p>fi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age of univers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0463" calcext:value-type="float">
            <text:p>0.00463</text:p>
          </table:table-cell>
          <table:table-cell table:formula="of:=0.0000000001344*EXP(2.85*[.B4])" office:value-type="float" office:value="0.00358785521616382" calcext:value-type="float">
            <text:p>0.0035878552</text:p>
          </table:table-cell>
          <table:table-cell table:formula="of:=[.D4]/31540000" office:value-type="float" office:value="0.000000000113755713892322" calcext:value-type="float">
            <text:p>1.13755713892322E-010</text:p>
          </table:table-cell>
          <table:table-cell table:formula="of:=[.E4]/13400000000" office:value-type="float" office:value="8.489232380024E-021" calcext:value-type="float">
            <text:p>8.489232380024E-0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9255" calcext:value-type="float">
            <text:p>0.059255</text:p>
          </table:table-cell>
          <table:table-cell table:formula="of:=0.0000000001344*EXP(2.85*[.B5])" office:value-type="float" office:value="0.0620260582525827" calcext:value-type="float">
            <text:p>0.0620260583</text:p>
          </table:table-cell>
          <table:table-cell table:formula="of:=[.D5]/31540000" office:value-type="float" office:value="0.00000000196658396488848" calcext:value-type="float">
            <text:p>0.000000002</text:p>
          </table:table-cell>
          <table:table-cell table:formula="of:=[.E5]/13400000000" office:value-type="float" office:value="1.46759997379737E-019" calcext:value-type="float">
            <text:p>1.46759997379737E-0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64639" calcext:value-type="float">
            <text:p>0.664639</text:p>
          </table:table-cell>
          <table:table-cell table:formula="of:=0.0000000001344*EXP(2.85*[.B6])" office:value-type="float" office:value="1.07229296350099" calcext:value-type="float">
            <text:p>1.0722929635</text:p>
          </table:table-cell>
          <table:table-cell table:formula="of:=[.D6]/31540000" office:value-type="float" office:value="0.0000000339978745561506" calcext:value-type="float">
            <text:p>0.000000034</text:p>
          </table:table-cell>
          <table:table-cell table:formula="of:=[.E6]/13400000000" office:value-type="float" office:value="2.53715481762318E-018" calcext:value-type="float">
            <text:p>2.53715481762318E-018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28.08358" calcext:value-type="float">
            <text:p>28.08358</text:p>
          </table:table-cell>
          <table:table-cell table:formula="of:=0.0000000001344*EXP(2.85*[.B7])" office:value-type="float" office:value="18.5375668221809" calcext:value-type="float">
            <text:p>18.5375668222</text:p>
          </table:table-cell>
          <table:table-cell table:formula="of:=[.D7]/31540000" office:value-type="float" office:value="0.000000587747838369719" calcext:value-type="float">
            <text:p>5.87747838369719E-007</text:p>
          </table:table-cell>
          <table:table-cell table:formula="of:=[.E7]/13400000000" office:value-type="float" office:value="4.38617789828148E-017" calcext:value-type="float">
            <text:p>4.38617789828148E-0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formula="of:=0.0000000001344*EXP(2.85*[.B8])" office:value-type="float" office:value="320.473411076808" calcext:value-type="float">
            <text:p>320.4734110768</text:p>
          </table:table-cell>
          <table:table-cell table:formula="of:=[.D8]/31540000" office:value-type="float" office:value="0.0000101608564070009" calcext:value-type="float">
            <text:p>1.01608564070009E-005</text:p>
          </table:table-cell>
          <table:table-cell table:formula="of:=[.E8]/13400000000" office:value-type="float" office:value="7.58272866194096E-016" calcext:value-type="float">
            <text:p>7.58272866194096E-01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0.0000000001344*EXP(2.85*[.B9])" office:value-type="float" office:value="764160767910749" calcext:value-type="float">
            <text:p>764160767910749</text:p>
          </table:table-cell>
          <table:table-cell table:formula="of:=[.D9]/31540000" office:value-type="float" office:value="24228305.8944435" calcext:value-type="float">
            <text:p>24228305.8944435</text:p>
          </table:table-cell>
          <table:table-cell table:formula="of:=[.E9]/13400000000" office:value-type="float" office:value="0.00180808252943609" calcext:value-type="float">
            <text:p>0.00180808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formula="of:=0.0000000001344*EXP(2.85*[.B10])" office:value-type="float" office:value="1.82212208261481E+027" calcext:value-type="float">
            <text:p>1822122082614810000000000000</text:p>
          </table:table-cell>
          <table:table-cell table:formula="of:=[.D10]/31540000" office:value-type="float" office:value="5.77717844836656E+019" calcext:value-type="float">
            <text:p>57771784483665600000</text:p>
          </table:table-cell>
          <table:table-cell table:formula="of:=[.E10]/13400000000" office:value-type="float" office:value="4311327200.27355" calcext:value-type="float">
            <text:p>4311327200.2735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table:formula="of:=0.0000000001344*EXP(2.85*[.B11])" office:value-type="float" office:value="4.34480416081805E+039" calcext:value-type="float">
            <text:p>4344804160818050000000000000000000000000</text:p>
          </table:table-cell>
          <table:table-cell table:formula="of:=[.D11]/31540000" office:value-type="float" office:value="1.37755363374066E+032" calcext:value-type="float">
            <text:p>137755363374066000000000000000000</text:p>
          </table:table-cell>
          <table:table-cell table:formula="of:=[.E11]/13400000000" office:value-type="float" office:value="1.02802509980647E+022" calcext:value-type="float">
            <text:p>102802509980647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21:45:19.9407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1:34:01.174447000</meta:creation-date>
    <dc:date>2017-05-31T22:52:49.394438000</dc:date>
    <meta:editing-duration>PT16M4S</meta:editing-duration>
    <meta:editing-cycles>5</meta:editing-cycles>
    <meta:generator>LibreOffice/4.3.4.1$MacOSX_X86_64 LibreOffice_project/bc356b2f991740509f321d70e4512a6a54c5f243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fit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title svg:x="5.02cm" svg:y="0.316cm" chart:style-name="ch2">
          <text:p>scaling of domino tile search</text:p>
        </chart:title>
        <chart:legend chart:legend-position="end" svg:x="12.623cm" svg:y="3.978cm" style:legend-expansion="high" chart:style-name="ch3"/>
        <chart:plot-area chart:style-name="ch4" table:cell-range-address="Sheet1.B4:Sheet1.C7 Sheet1.C2:Sheet1.C2" chart:data-source-has-labels="row" svg:x="1.285cm" svg:y="1.245cm" svg:width="11.018cm" svg:height="6.647cm">
          <chartooo:coordinate-region svg:x="2.408cm" svg:y="1.433cm" svg:width="9.644cm" svg:height="5.835cm"/>
          <chart:axis chart:dimension="x" chart:name="primary-x" chart:style-name="ch5">
            <chart:title svg:x="5.616cm" svg:y="8.072cm" chart:style-name="ch6">
              <text:p>square grid size</text:p>
            </chart:title>
            <chart:grid chart:style-name="ch7" chart:class="major"/>
          </chart:axis>
          <chart:axis chart:dimension="y" chart:name="primary-y" chart:style-name="ch8">
            <chart:title svg:x="0.451cm" svg:y="6.269cm" chart:style-name="ch9">
              <text:p>average time [seconds]</text:p>
            </chart:title>
            <chart:grid chart:style-name="ch7" chart:class="major"/>
          </chart:axis>
          <chart:series chart:style-name="ch10" chart:values-cell-range-address="Sheet1.C4:Sheet1.C7" chart:label-cell-address="Sheet1.C2:Sheet1.C2" chart:class="chart:scatter">
            <chart:domain table:cell-range-address="Sheet1.B4:Sheet1.B7"/>
            <chart:regression-curve chart:style-name="ch11">
              <chart:equation chart:display-equation="true" chart:display-r-square="true" svg:x="2.362cm" svg:y="1.354cm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erage tim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4:Sheet1.B7</svg:desc>
                </draw:g>
              </table:table-cell>
              <table:table-cell office:value-type="float" office:value="0.00463">
                <text:p>0.00463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59255">
                <text:p>0.059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664639">
                <text:p>0.664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8.08358">
                <text:p>28.08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